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50" style:family="paragraph" style:parent-style-name="Standard">
      <style:text-properties fo:font-size="12pt" fo:font-weight="normal" officeooo:rsid="01ad69a5" officeooo:paragraph-rsid="01ad69a5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1a9ab56" officeooo:paragraph-rsid="01a9f0e9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1a92b87" officeooo:paragraph-rsid="01a92b87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17f27c9" officeooo:paragraph-rsid="01a0d826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17f27c9" officeooo:paragraph-rsid="01a1acb6" style:font-size-asian="12pt" style:font-weight-asian="normal" style:font-size-complex="12pt" style:font-weight-complex="normal"/>
    </style:style>
    <style:style style:name="P56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57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58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59" style:family="paragraph" style:parent-style-name="Text_20_body">
      <style:paragraph-properties fo:text-align="start" style:justify-single-word="false"/>
      <style:text-properties officeooo:paragraph-rsid="001756f7"/>
    </style:style>
    <style:style style:name="P60" style:family="paragraph" style:parent-style-name="Text_20_body">
      <style:text-properties officeooo:rsid="02e82a24" officeooo:paragraph-rsid="001756f7" style:font-size-asian="12pt"/>
    </style:style>
    <style:style style:name="P61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63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65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67" style:family="paragraph" style:parent-style-name="Text_20_body">
      <style:text-properties officeooo:rsid="02e82a24" officeooo:paragraph-rsid="00bb0ca2" style:font-size-asian="12pt"/>
    </style:style>
    <style:style style:name="P68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69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70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71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72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73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74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75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76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50d526"/>
    </style:style>
    <style:style style:name="T46" style:family="text">
      <style:text-properties officeooo:rsid="006dd8c6"/>
    </style:style>
    <style:style style:name="T47" style:family="text">
      <style:text-properties officeooo:rsid="00566019"/>
    </style:style>
    <style:style style:name="T48" style:family="text">
      <style:text-properties officeooo:rsid="006fd21e"/>
    </style:style>
    <style:style style:name="T49" style:family="text">
      <style:text-properties officeooo:rsid="00161290"/>
    </style:style>
    <style:style style:name="T50" style:family="text">
      <style:text-properties officeooo:rsid="00a10cf9"/>
    </style:style>
    <style:style style:name="T51" style:family="text">
      <style:text-properties officeooo:rsid="011c7dfe"/>
    </style:style>
    <style:style style:name="T52" style:family="text">
      <style:text-properties officeooo:rsid="017176e6"/>
    </style:style>
    <style:style style:name="T53" style:family="text">
      <style:text-properties officeooo:rsid="01766083"/>
    </style:style>
    <style:style style:name="T54" style:family="text">
      <style:text-properties officeooo:rsid="0180d41a"/>
    </style:style>
    <style:style style:name="T55" style:family="text">
      <style:text-properties officeooo:rsid="012585c0"/>
    </style:style>
    <style:style style:name="T56" style:family="text">
      <style:text-properties officeooo:rsid="01291c48"/>
    </style:style>
    <style:style style:name="T57" style:family="text">
      <style:text-properties fo:font-style="italic" officeooo:rsid="0126ca2f" style:font-style-asian="italic" style:font-style-complex="italic"/>
    </style:style>
    <style:style style:name="T58" style:family="text">
      <style:text-properties officeooo:rsid="0126ca2f"/>
    </style:style>
    <style:style style:name="T59" style:family="text">
      <style:text-properties officeooo:rsid="012c70f9"/>
    </style:style>
    <style:style style:name="T60" style:family="text">
      <style:text-properties officeooo:rsid="012fe788"/>
    </style:style>
    <style:style style:name="T61" style:family="text">
      <style:text-properties officeooo:rsid="012fbf50"/>
    </style:style>
    <style:style style:name="T62" style:family="text">
      <style:text-properties fo:font-style="italic" officeooo:rsid="012fbf50" style:font-style-asian="italic" style:font-style-complex="italic"/>
    </style:style>
    <style:style style:name="T63" style:family="text">
      <style:text-properties officeooo:rsid="01379188"/>
    </style:style>
    <style:style style:name="T64" style:family="text">
      <style:text-properties officeooo:rsid="01397764"/>
    </style:style>
    <style:style style:name="T65" style:family="text">
      <style:text-properties officeooo:rsid="01416b85"/>
    </style:style>
    <style:style style:name="T66" style:family="text">
      <style:text-properties fo:font-style="italic" officeooo:rsid="01379188" style:font-style-asian="italic" style:font-style-complex="italic"/>
    </style:style>
    <style:style style:name="T67" style:family="text">
      <style:text-properties officeooo:rsid="013a7351"/>
    </style:style>
    <style:style style:name="T68" style:family="text">
      <style:text-properties officeooo:rsid="013c0b10"/>
    </style:style>
    <style:style style:name="T69" style:family="text">
      <style:text-properties officeooo:rsid="0143986e"/>
    </style:style>
    <style:style style:name="T70" style:family="text">
      <style:text-properties officeooo:rsid="0143dc90"/>
    </style:style>
    <style:style style:name="T71" style:family="text">
      <style:text-properties fo:font-style="italic" officeooo:rsid="013a7351" style:font-style-asian="italic" style:font-style-complex="italic"/>
    </style:style>
    <style:style style:name="T72" style:family="text">
      <style:text-properties fo:font-style="italic" officeooo:rsid="01473d7b" style:font-style-asian="italic" style:font-style-complex="italic"/>
    </style:style>
    <style:style style:name="T73" style:family="text">
      <style:text-properties fo:font-style="normal" officeooo:rsid="013d9a4e" style:font-style-asian="normal" style:font-style-complex="normal"/>
    </style:style>
    <style:style style:name="T74" style:family="text">
      <style:text-properties fo:font-style="italic" officeooo:rsid="013d9a4e" style:font-style-asian="italic" style:font-style-complex="italic"/>
    </style:style>
    <style:style style:name="T75" style:family="text">
      <style:text-properties fo:font-style="italic" officeooo:rsid="0145b755" style:font-style-asian="italic" style:font-style-complex="italic"/>
    </style:style>
    <style:style style:name="T76" style:family="text">
      <style:text-properties officeooo:rsid="0182cdbf"/>
    </style:style>
    <style:style style:name="T77" style:family="text">
      <style:text-properties officeooo:rsid="01598063"/>
    </style:style>
    <style:style style:name="T78" style:family="text">
      <style:text-properties officeooo:rsid="0182c432"/>
    </style:style>
    <style:style style:name="T79" style:family="text">
      <style:text-properties officeooo:rsid="01176440"/>
    </style:style>
    <style:style style:name="T80" style:family="text">
      <style:text-properties officeooo:rsid="00aafeaa"/>
    </style:style>
    <style:style style:name="T81" style:family="text">
      <style:text-properties fo:font-style="italic" officeooo:rsid="00aafeaa" style:font-style-asian="italic" style:font-style-complex="italic"/>
    </style:style>
    <style:style style:name="T82" style:family="text">
      <style:text-properties fo:font-style="italic" officeooo:rsid="00a94e53" style:font-style-asian="italic" style:font-style-complex="italic"/>
    </style:style>
    <style:style style:name="T83" style:family="text">
      <style:text-properties officeooo:rsid="00a41b4b"/>
    </style:style>
    <style:style style:name="T84" style:family="text">
      <style:text-properties officeooo:rsid="00afc91b"/>
    </style:style>
    <style:style style:name="T85" style:family="text">
      <style:text-properties officeooo:rsid="00b6670c"/>
    </style:style>
    <style:style style:name="T86" style:family="text">
      <style:text-properties officeooo:rsid="00b42c09"/>
    </style:style>
    <style:style style:name="T87" style:family="text">
      <style:text-properties fo:font-style="italic" officeooo:rsid="00b42c09" style:font-style-asian="italic" style:font-style-complex="italic"/>
    </style:style>
    <style:style style:name="T88" style:family="text">
      <style:text-properties fo:font-style="normal" officeooo:rsid="00b7be61" style:font-style-asian="normal" style:font-style-complex="normal"/>
    </style:style>
    <style:style style:name="T89" style:family="text">
      <style:text-properties fo:font-style="normal" officeooo:rsid="00b96520" style:font-style-asian="normal" style:font-style-complex="normal"/>
    </style:style>
    <style:style style:name="T90" style:family="text">
      <style:text-properties fo:font-style="normal" officeooo:rsid="00be7762" style:font-style-asian="normal" style:font-style-complex="normal"/>
    </style:style>
    <style:style style:name="T91" style:family="text">
      <style:text-properties fo:font-style="italic" officeooo:rsid="00be7762" style:font-style-asian="italic" style:font-style-complex="italic"/>
    </style:style>
    <style:style style:name="T92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3" style:family="text">
      <style:text-properties fo:font-style="italic" officeooo:rsid="02e82a24" style:font-style-asian="italic" style:font-style-complex="italic"/>
    </style:style>
    <style:style style:name="T94" style:family="text">
      <style:text-properties fo:font-style="italic" officeooo:rsid="00bb3130" style:font-style-asian="italic" style:font-style-complex="italic"/>
    </style:style>
    <style:style style:name="T95" style:family="text">
      <style:text-properties officeooo:rsid="011eca85"/>
    </style:style>
    <style:style style:name="T96" style:family="text">
      <style:text-properties officeooo:rsid="00a491f2"/>
    </style:style>
    <style:style style:name="T97" style:family="text">
      <style:text-properties officeooo:rsid="01181573"/>
    </style:style>
    <style:style style:name="T98" style:family="text">
      <style:text-properties officeooo:rsid="01238a23"/>
    </style:style>
    <style:style style:name="T99" style:family="text">
      <style:text-properties officeooo:rsid="00d54cc6"/>
    </style:style>
    <style:style style:name="T100" style:family="text">
      <style:text-properties officeooo:rsid="016a5dd3"/>
    </style:style>
    <style:style style:name="T101" style:family="text">
      <style:text-properties officeooo:rsid="015dcead"/>
    </style:style>
    <style:style style:name="T102" style:family="text">
      <style:text-properties officeooo:rsid="015c43d4"/>
    </style:style>
    <style:style style:name="T103" style:family="text">
      <style:text-properties officeooo:rsid="018559e3"/>
    </style:style>
    <style:style style:name="T104" style:family="text">
      <style:text-properties officeooo:rsid="018796e8"/>
    </style:style>
    <style:style style:name="T105" style:family="text">
      <style:text-properties officeooo:rsid="018a41e4"/>
    </style:style>
    <style:style style:name="T106" style:family="text">
      <style:text-properties officeooo:rsid="015ec1f4"/>
    </style:style>
    <style:style style:name="T107" style:family="text">
      <style:text-properties officeooo:rsid="01779885"/>
    </style:style>
    <style:style style:name="T108" style:family="text">
      <style:text-properties officeooo:rsid="0199bbd4"/>
    </style:style>
    <style:style style:name="T109" style:family="text">
      <style:text-properties style:text-position="super 58%" officeooo:rsid="0199bbd4"/>
    </style:style>
    <style:style style:name="T110" style:family="text">
      <style:text-properties officeooo:rsid="019b15fb"/>
    </style:style>
    <style:style style:name="T111" style:family="text">
      <style:text-properties officeooo:rsid="017e099a"/>
    </style:style>
    <style:style style:name="T112" style:family="text">
      <style:text-properties officeooo:rsid="01605e78"/>
    </style:style>
    <style:style style:name="T113" style:family="text">
      <style:text-properties officeooo:rsid="016cc309"/>
    </style:style>
    <style:style style:name="T114" style:family="text">
      <style:text-properties officeooo:rsid="018bb5c3"/>
    </style:style>
    <style:style style:name="T115" style:family="text">
      <style:text-properties officeooo:rsid="018cbb79"/>
    </style:style>
    <style:style style:name="T116" style:family="text">
      <style:text-properties officeooo:rsid="018fd19b"/>
    </style:style>
    <style:style style:name="T117" style:family="text">
      <style:text-properties officeooo:rsid="0190b7c6"/>
    </style:style>
    <style:style style:name="T118" style:family="text">
      <style:text-properties officeooo:rsid="0191ee3f"/>
    </style:style>
    <style:style style:name="T119" style:family="text">
      <style:text-properties officeooo:rsid="0194d572"/>
    </style:style>
    <style:style style:name="T120" style:family="text">
      <style:text-properties officeooo:rsid="0198c05a"/>
    </style:style>
    <style:style style:name="T121" style:family="text">
      <style:text-properties officeooo:rsid="0194da3a"/>
    </style:style>
    <style:style style:name="T122" style:family="text">
      <style:text-properties officeooo:rsid="016e1188"/>
    </style:style>
    <style:style style:name="T123" style:family="text">
      <style:text-properties officeooo:rsid="016f66e9"/>
    </style:style>
    <style:style style:name="T124" style:family="text">
      <style:text-properties officeooo:rsid="017f9f98"/>
    </style:style>
    <style:style style:name="T125" style:family="text">
      <style:text-properties officeooo:rsid="019eae09"/>
    </style:style>
    <style:style style:name="T126" style:family="text">
      <style:text-properties officeooo:rsid="01a48b7c"/>
    </style:style>
    <style:style style:name="T127" style:family="text">
      <style:text-properties officeooo:rsid="01af23a1"/>
    </style:style>
    <style:style style:name="T128" style:family="text">
      <style:text-properties officeooo:rsid="01a59da4"/>
    </style:style>
    <style:style style:name="T129" style:family="text">
      <style:text-properties officeooo:rsid="01a5da43"/>
    </style:style>
    <style:style style:name="T130" style:family="text">
      <style:text-properties officeooo:rsid="01a6bb01"/>
    </style:style>
    <style:style style:name="T131" style:family="text">
      <style:text-properties officeooo:rsid="01a9f0e9"/>
    </style:style>
    <style:style style:name="T132" style:family="text">
      <style:text-properties officeooo:rsid="01abe3a7"/>
    </style:style>
    <style:style style:name="T133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34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35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36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37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38" style:family="text">
      <style:text-properties officeooo:rsid="038d9d4d"/>
    </style:style>
    <style:style style:name="T139" style:family="text">
      <style:text-properties officeooo:rsid="038dd9cf"/>
    </style:style>
    <style:style style:name="T140" style:family="text">
      <style:text-properties officeooo:rsid="0025668c"/>
    </style:style>
    <style:style style:name="T141" style:family="text">
      <style:text-properties fo:font-weight="normal" style:font-weight-asian="normal" style:font-weight-complex="normal"/>
    </style:style>
    <style:style style:name="T14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6" style:family="text">
      <style:text-properties fo:font-style="normal" style:font-style-asian="normal" style:font-style-complex="normal"/>
    </style:style>
    <style:style style:name="T147" style:family="text">
      <style:text-properties officeooo:rsid="00bb3130"/>
    </style:style>
    <style:style style:name="T148" style:family="text">
      <style:text-properties officeooo:rsid="00bc8f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<text:span text:style-name="T45">3. Future Reflection</text:span></text:p>
      <text:p text:style-name="P23">To further improve my workflow in the future, I would also avoid <text:span text:style-name="T46">nicotine</text:span> to keep my heart rate consistent, <text:span text:style-name="T47">instead replacing it with scented candles. </text:span><text:span text:style-name="T48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49">Ongoing Risk Management</text:span></text:p>
      <text:p text:style-name="P25"/>
      <text:p text:style-name="P25"/>
      <text:p text:style-name="P26"><text:span text:style-name="T50">2</text:span><text:span text:style-name="T18">(</text:span><text:span text:style-name="T50">a</text:span>) – <text:span text:style-name="T50">Monitoring and Alerting Strategy</text:span></text:p>
      <text:p text:style-name="P27"/>
      <text:p text:style-name="P28">Monitoring considerations include:</text:p>
      <text:list text:style-name="L1">
        <text:list-item>
          <text:p text:style-name="P29">Application <text:span text:style-name="T51">U</text:span>ptime</text:p>
          <text:list>
            <text:list-item>
              <text:p text:style-name="P30">Since this system is of critical importance and is required to run continuously, <text:span text:style-name="T52">uptime will be monitored to minimise any downtime. By monitoring uptime, we can configure automated systems (like </text:span><text:span text:style-name="T53">Uptime Kuma</text:span><text:span text:style-name="T52">) to notify us immediately when the server goes down. This will help maximise </text:span><text:span text:style-name="T54">system reliability and effectiveness during rescue operations.</text:span></text:p>
            </text:list-item>
          </text:list>
        </text:list-item>
        <text:list-item>
          <text:p text:style-name="P29">Error <text:span text:style-name="T51">R</text:span>ates </text:p>
          <text:list>
            <text:list-item>
              <text:p text:style-name="P31">Monitoring error rates <text:span text:style-name="T55">by the following categories: </text:span><text:span text:style-name="T56">Success (2xx), </text:span><text:span text:style-name="T55">Redirection (3xx), Client (4xx), Server (5xx) </text:span><text:span text:style-name="T57">(The Postman Team, 2025)</text:span><text:span text:style-name="T58"> </text:span><text:span text:style-name="T56">can help detect the most vulnerable parts of the application </text:span><text:span text:style-name="T59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9">Authentication <text:span text:style-name="T51">F</text:span>ailure <text:span text:style-name="T51">R</text:span>ates</text:p>
          <text:list>
            <text:list-item>
              <text:p text:style-name="P32"><text:soft-page-break/>This application stores <text:span text:style-name="T60">and processes</text:span> <text:span text:style-name="T61">both </text:span>personal <text:span text:style-name="T61">data defined in article 4(1) </text:span><text:span text:style-name="T62">(GDPR, 2018),</text:span><text:span text:style-name="T61"> and special category personal data defined in article 9(1)</text:span><text:span text:style-name="T62"> (GDPR, 2018)</text:span><text:span text:style-name="T61">. </text:span><text:span text:style-name="T63">To </text:span><text:span text:style-name="T64">ensure regulatory compliance</text:span><text:span text:style-name="T63">, all personal data </text:span><text:span text:style-name="T65">should</text:span><text:span text:style-name="T63"> be encrypted in storage and in transit, </text:span><text:span text:style-name="T64">and unauthorised access attempts must be closely monitored</text:span><text:span text:style-name="T60"> </text:span><text:span text:style-name="T66">(GDPR 2018, Art. 32)</text:span><text:span text:style-name="T60">. </text:span><text:span text:style-name="T67">If a breach does occur, and an unauthorised actor gains access to this data, we must be able to detect it and notify the </text:span><text:span text:style-name="T68">supervisory authority (Information Commissioner’s office)</text:span><text:span text:style-name="T67"> </text:span><text:span text:style-name="T69">with</text:span><text:span text:style-name="T70">out undue delay, and where feasible, within</text:span><text:span text:style-name="T69"> at most </text:span><text:span text:style-name="T67">72 hours</text:span><text:span text:style-name="T71"> (GDPR, 2018, Art. 33</text:span><text:span text:style-name="T72">(1)</text:span><text:span text:style-name="T71">), </text:span><text:span text:style-name="T73">and the data subjects without undue delay </text:span><text:span text:style-name="T74">(GDPR, 2018, Art. 34</text:span><text:span text:style-name="T75">(1)</text:span><text:span text:style-name="T74">).</text:span></text:p>
            </text:list-item>
          </text:list>
        </text:list-item>
        <text:list-item>
          <text:p text:style-name="P29"><text:span text:style-name="T51">D</text:span>atabase <text:span text:style-name="T51">P</text:span>erformance</text:p>
          <text:list>
            <text:list-item>
              <text:p text:style-name="P33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4">Response Time</text:p>
          <text:list>
            <text:list-item>
              <text:p text:style-name="P35">Maintaining low response time is imperative to sustaining <text:span text:style-name="T76">reliability and effectiveness</text:span>. Response time will be monitored <text:span text:style-name="T77">and </text:span><text:span text:style-name="T78">actionable messages will be sent to users to help them adjust their rescue strategies.</text:span></text:p>
            </text:list-item>
          </text:list>
        </text:list-item>
        <text:list-item>
          <text:p text:style-name="P29"><text:span text:style-name="T51">R</text:span>esource <text:span text:style-name="T51">U</text:span>tilisation</text:p>
        </text:list-item>
      </text:list>
      <text:list text:style-name="L2">
        <text:list-item>
          <text:list>
            <text:list-item>
              <text:p text:style-name="P36"><text:span text:style-name="T79">Personal devices used by rescuers </text:span>may have vastly limited battery capacity, <text:span text:style-name="T80">which is further worsened by poor reception </text:span><text:span text:style-name="T79">in remote regions</text:span><text:span text:style-name="T80"> </text:span><text:span text:style-name="T81">(</text:span><text:span text:style-name="T82">Ning Ding, Daniel Wagner, Xiaomeng Chen, Abhinav Pathak, Y. Charlie Hu, Andrew Rice, 2013</text:span><text:span text:style-name="T81">)</text:span><text:span text:style-name="T3">.</text:span> As such, it is critical that the application monitors its resource utilisation, <text:span text:style-name="T83">in particular its battery consumption </text:span><text:span text:style-name="T84">and battery charge availability</text:span>. <text:span text:style-name="T85">Since this information is tied to a specific rescuer, it falls under the definition of personal data in article </text:span><text:span text:style-name="T86">4(1) </text:span><text:span text:style-name="T87">(GDPR, 2018), </text:span><text:span text:style-name="T88">and a proper legal basis is required for its processing </text:span><text:span text:style-name="T89">as stated in article 6 (GDPR, 2018)</text:span><text:span text:style-name="T88">; in this case </text:span><text:span text:style-name="T90">that would be the lawful basis of contract</text:span><text:span text:style-name="T91"> (</text:span><text:span text:style-name="Strong_20_Emphasis"><text:span text:style-name="T92">Information Commissioner’s Office (ICO), </text:span></text:span><text:span text:style-name="T93">2024</text:span><text:span text:style-name="T94">a</text:span><text:span text:style-name="T93">)</text:span><text:span text:style-name="T87">. <text:s/></text:span><text:span text:style-name="T83">By </text:span><text:span text:style-name="T95">sharing</text:span><text:span text:style-name="T83"> this information </text:span><text:span text:style-name="T95">with</text:span><text:span text:style-name="T83"> other participants, </text:span><text:span text:style-name="T96">we may </text:span><text:span text:style-name="T97">increase the safety of rescuers.</text:span></text:p>
            </text:list-item>
            <text:list-item>
              <text:p text:style-name="P37">Additionally, given low hardware specifications, VPS’ resource utilisation, <text:span text:style-name="T98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8"/>
      <text:p text:style-name="P39">The application features a tiered alerting system. The following thresholds exist:</text:p>
      <text:p text:style-name="P40"/>
      <text:p text:style-name="P41">1. Critical – <text:span text:style-name="T99">Immediate human response required</text:span></text:p>
      <text:p text:style-name="P42">This <text:span text:style-name="T100">alert</text:span> is triggered when there is a critical problem with the system, rendering it inoperable – <text:span text:style-name="T101">Such</text:span><text:span text:style-name="T102"> as </text:span>the server shutting down <text:span text:style-name="T103">for more than 60 minutes, </text:span><text:span text:style-name="T104">database being unreachable, or VPS CPU usage </text:span><text:span text:style-name="T105">staying</text:span><text:span text:style-name="T104"> over 95% for over 10 minutes.</text:span></text:p>
      <text:p text:style-name="P43">Once <text:span text:style-name="T106">detected by </text:span><text:span text:style-name="T107">Uptime Kuma</text:span><text:span text:style-name="T106">, </text:span><text:span text:style-name="T108">an SMS will be sent out immediately via a 3</text:span><text:span text:style-name="T109">rd</text:span><text:span text:style-name="T108"> party provider </text:span><text:span text:style-name="T110">to our volunteer developer</text:span><text:span text:style-name="T108">.</text:span><text:span text:style-name="T111"> </text:span><text:span text:style-name="T112">Rescuers in deployment and team leaders will follow the protocol and fall back on paper map and phone calls until issue is resolved.</text:span></text:p>
      <text:p text:style-name="P44"/>
      <text:p text:style-name="P41">2. Warning – <text:span text:style-name="T99">To be investigated within working hours</text:span></text:p>
      <text:p text:style-name="P45">This alert is triggered when there is an unexpected issue within the application – <text:span text:style-name="T113">Such as unusually high response times </text:span><text:span text:style-name="T114">(e.g. &gt; </text:span><text:span text:style-name="T115">1000</text:span><text:span text:style-name="T114">ms), </text:span><text:span text:style-name="T116">prolonged high VPS CPU usage (e.g. &gt; 80% for over </text:span><text:span text:style-name="T117">10</text:span><text:span text:style-name="T116"> minutes), </text:span><text:span text:style-name="T118">or </text:span><text:span text:style-name="T119">an unusually high rate of server errors (</text:span><text:span text:style-name="T120">e.g. </text:span><text:span text:style-name="T119">5xx rates over 10% </text:span><text:span text:style-name="T121">within last hour</text:span><text:span text:style-name="T119">).</text:span></text:p>
      <text:p text:style-name="P46">In this scenario, <text:span text:style-name="T122">both the application and the web interface</text:span> <text:span text:style-name="T123">will</text:span> be used to issue the alert <text:span text:style-name="T123">to the team leaders, rescuers in deployment, and our developer.</text:span></text:p>
      <text:p text:style-name="P47"/>
      <text:p text:style-name="P47"/>
      <text:p text:style-name="P48"><text:soft-page-break/>A good monitoring tool given the budget constraints as well as <text:span text:style-name="T124">the </text:span>team size, is Uptime Kuma. This self-hosted tool allows us to send out periodic queries to our API to monitor uptime and issue critical alerts when needed. <text:span text:style-name="T124">It can either be hosted on the same machine as the main server to minimise the costs, or on a low-power single board computer like a Raspberry Pi to separate the failure points.</text:span></text:p>
      <text:p text:style-name="P25"/>
      <text:p text:style-name="P25"/>
      <text:p text:style-name="P49"><text:span text:style-name="T50">2</text:span><text:span text:style-name="T18">(</text:span><text:span text:style-name="T125">b</text:span>) – <text:span text:style-name="T126">Patch and Vulnerability Management</text:span></text:p>
      <text:p text:style-name="P50">Given the low scale of the enterprise as well as the lack of any formal development processes, CI/CD pipelines, or staging environments, the most <text:span text:style-name="T127">realistic way of carrying out OS (Operating System) updates, security patches, or dependency updates, is manual testing and deployment by our volunteer developer.</text:span></text:p>
      <text:p text:style-name="P50"/>
      <text:p text:style-name="P50"/>
      <text:p text:style-name="P51"/>
      <text:p text:style-name="P51"/>
      <text:p text:style-name="P51">The system will periodically go down in order to patch and update. Before doing so, a warning alert will be issued to all registered rescuers and team leaders. <text:span text:style-name="T128">The alert will be issued </text:span><text:span text:style-name="T129">24</text:span><text:span text:style-name="T128"> hour</text:span><text:span text:style-name="T129">s</text:span><text:span text:style-name="T128"> before the scheduled reset </text:span><text:span text:style-name="T130">to allow plenty time for adjustments in strategies and adaptation to the inconvenience.</text:span></text:p>
      <text:p text:style-name="P51"/>
      <text:p text:style-name="P52">Since the VPS runs Ubuntu LTS, <text:span text:style-name="T131">security patches released for newer versions of the system are backported, fixing vulnerabilities without changing the environment’s expected behaviour (</text:span><text:span text:style-name="T132">Ubuntu, n.d.</text:span><text:span text:style-name="T131">)</text:span></text:p>
      <text:p text:style-name="P52"/>
      <text:p text:style-name="P52">security patches can be carried out </text:p>
      <text:p text:style-name="P53">Once the system goes down, a trial attempt will be made at automated system updates and security patches. If for whatever reason the </text:p>
      <text:p text:style-name="P51"/>
      <text:p text:style-name="P51"/>
      <text:p text:style-name="P51">The VPS is running Ubuntu 24.04 LTS. The support for this OS (Operating System) has ended in </text:p>
      <text:p text:style-name="P51"/>
      <text:p text:style-name="P54">good</text:p>
      <text:p text:style-name="P55">good</text:p>
      <text:p text:style-name="P25"/>
      <text:p text:style-name="P25"/>
      <text:list text:style-name="WWNum5">
        <text:list-item text:start-value="1">
          <text:p text:style-name="P56">Currently hosted on a single VPS (Virtual Private Server) running Ubuntu, with a PostgreSQL database on the same machine. The VPS costs the charity approximately £25/month.</text:p>
        </text:list-item>
        <text:list-item>
          <text:p text:style-name="P56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57"/>
      <text:p text:style-name="P25"/>
      <text:p text:style-name="P58">References</text:p>
      <text:p text:style-name="P59"><text:span text:style-name="Strong_20_Emphasis"><text:span text:style-name="T133">GD</text:span></text:span><text:span text:style-name="Strong_20_Emphasis"><text:span text:style-name="T134">P</text:span></text:span><text:span text:style-name="Strong_20_Emphasis"><text:span text:style-name="T133">R</text:span></text:span><text:span text:style-name="T135"> (</text:span>2018<text:span text:style-name="T135">) </text:span><text:span text:style-name="Emphasis"><text:span text:style-name="T135">General Data Protection Regulation.</text:span></text:span><text:span text:style-name="T135"> Available at: </text:span><text:a xlink:type="simple" xlink:href="https://gdpr-info.eu/" text:style-name="Internet_20_link" text:visited-style-name="Visited_20_Internet_20_Link"><text:span text:style-name="T135">https://gdpr-info.eu/</text:span></text:a><text:span text:style-name="T135"> (</text:span><text:span text:style-name="T136">Accessed: </text:span><text:span text:style-name="T137">5 </text:span><text:span text:style-name="T136"><text:s/></text:span><text:span text:style-name="T137">May</text:span><text:span text:style-name="T136"> 2026</text:span><text:span text:style-name="T135">).</text:span></text:p>
      <text:p text:style-name="P60"><text:span text:style-name="Strong_20_Emphasis">Data Protection Act 2018</text:span> (2018) <text:span text:style-name="Emphasis">c.12.</text:span> London: The Stationery Office. <text:span text:style-name="T138">Available at: </text:span><text:a xlink:type="simple" xlink:href="https://www.legislation.gov.uk/ukpga/2018/12" text:style-name="Internet_20_link" text:visited-style-name="Visited_20_Internet_20_Link"><text:span text:style-name="T138">https://www.legislation.gov.uk/ukpga/2018/12</text:span></text:a><text:span text:style-name="T138"> </text:span><text:span text:style-name="T139">(Accessed: </text:span><text:span text:style-name="T140">5 May</text:span><text:span text:style-name="T139"> 2026).</text:span></text:p>
      <text:p text:style-name="P61"><text:soft-page-break/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39">Accessed: </text:span><text:span text:style-name="T140">5</text:span><text:span text:style-name="T139"> </text:span><text:span text:style-name="T140">May</text:span><text:span text:style-name="T139"> 2026</text:span>).</text:p>
      <text:p text:style-name="P62">National Cyber Security Centre <text:span text:style-name="T141">(2021) </text:span><text:span text:style-name="T142">Top tips for staying secure online.</text:span><text:span text:style-name="T141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41">https://www.ncsc.gov.uk/collection/top-tips-for-staying-secure-online/always-back-up-your-most-important-data#section_3</text:span></text:a><text:span text:style-name="T141"> (Accessed 5 May 2026).</text:span></text:p>
      <text:p text:style-name="P63"><text:span text:style-name="T143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64">Rubber Duck Debugging <text:span text:style-name="T141">(n.d.) </text:span><text:span text:style-name="T142">Debugging Software with a Rubber Ducky. </text:span><text:span text:style-name="T144">Available at: </text:span><text:a xlink:type="simple" xlink:href="https://rubberduckdebugging.com/" text:style-name="Internet_20_link" text:visited-style-name="Visited_20_Internet_20_Link"><text:span text:style-name="T144">https://rubberduckdebugging.com/</text:span></text:a><text:span text:style-name="T144"> (Accessed: 5 May 2026)</text:span></text:p>
      <text:p text:style-name="P65"><text:span text:style-name="T145">Luka Netzler, Brian Lovell</text:span><text:span text:style-name="T146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66">Christoph Bamberg, Julia Reinchenberger, Jens Blechert <text:span text:style-name="T141">(2025) </text:span><text:span text:style-name="T142">Stable cognitive performance while adapting to intermittent fasting: A randomised controlled trial</text:span><text:span text:style-name="T144">. Available at: </text:span><text:a xlink:type="simple" xlink:href="https://journals.sagepub.com/doi/10.1177/13591053251351204" text:style-name="Internet_20_link" text:visited-style-name="Visited_20_Internet_20_Link"><text:span text:style-name="T144">https://journals.sagepub.com/doi/10.1177/13591053251351204</text:span></text:a><text:span text:style-name="T144"> (Accessed: 5 May 2026).</text:span></text:p>
      <text:p text:style-name="P67"><text:span text:style-name="Strong_20_Emphasis">Information Commissioner’s Office (ICO)</text:span> (2024<text:span text:style-name="T147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39">Accessed: </text:span><text:span text:style-name="T148">5 May </text:span><text:span text:style-name="T139">2026</text:span>).</text:p>
      <text:p text:style-name="P68">Dominik H Pesta, Varman T Samuel <text:span text:style-name="T141">(2014) </text:span><text:span text:style-name="T142">A high-protein diet for reducing body fat: mechanisms and possible caveats.</text:span><text:span text:style-name="T141"> Available at: </text:span><text:a xlink:type="simple" xlink:href="https://link.springer.com/article/10.1186/1743-7075-11-53" text:style-name="Internet_20_link" text:visited-style-name="Visited_20_Internet_20_Link"><text:span text:style-name="T141">https://link.springer.com/article/10.1186/1743-7075-11-53</text:span></text:a><text:span text:style-name="T141"> (Accessed: 5 May 2026).</text:span></text:p>
      <text:p text:style-name="P69"/>
      <text:p text:style-name="P70">Craig A. Williamson, Jari J. Morganti, Hannah E. Smithson <text:span text:style-name="T141">(2023) </text:span><text:span text:style-name="T142">Bright-light distractions and visual performance</text:span><text:span text:style-name="T141">. Available at: </text:span><text:a xlink:type="simple" xlink:href="https://www.frontiersin.org/journals/psychology/articles/10.3389/fpsyg.2023.1088975/full" text:style-name="Internet_20_link" text:visited-style-name="Visited_20_Internet_20_Link"><text:span text:style-name="T141">https://www.frontiersin.org/journals/psychology/articles/10.3389/fpsyg.2023.1088975/full</text:span></text:a><text:span text:style-name="T141"> (Accessed: 5 May 2026).</text:span></text:p>
      <text:p text:style-name="P71"/>
      <text:p text:style-name="P72">Ning Ding, Daniel Wagner, Xiaomeng Chen, Abhinav Pathak, Y. Charlie Hu, Andrew Rice <text:span text:style-name="T141">(2013) </text:span><text:span text:style-name="T142">Characterizing and modeling the impact of wireless signal strength on smartphone battery drain. </text:span><text:span text:style-name="T144">Available at: </text:span><text:a xlink:type="simple" xlink:href="https://dl.acm.org/doi/10.1145/2494232.2466586" text:style-name="Internet_20_link" text:visited-style-name="Visited_20_Internet_20_Link"><text:span text:style-name="T144">https://dl.acm.org/doi/10.1145/2494232.2466586</text:span></text:a><text:span text:style-name="T144"> (Accessed: 5 May 2026)</text:span></text:p>
      <text:p text:style-name="P73"/>
      <text:p text:style-name="P74">The Postman Team <text:span text:style-name="T141">(2025) </text:span><text:span text:style-name="T142">What are HTTP status codes? Complete Guide for API Developers</text:span><text:span text:style-name="T141">. Available at: </text:span><text:a xlink:type="simple" xlink:href="https://blog.postman.com/what-are-http-status-codes/" text:style-name="Internet_20_link" text:visited-style-name="Visited_20_Internet_20_Link"><text:span text:style-name="T141">https://blog.postman.com/what-are-http-status-codes/</text:span></text:a><text:span text:style-name="T141"> (Accessed: 6 May 2026)</text:span></text:p>
      <text:p text:style-name="P75"/>
      <text:p text:style-name="P76">Ubuntu <text:span text:style-name="T141">(n.d.) </text:span><text:span text:style-name="T142">Vulnerability management tools in Ubuntu.</text:span><text:span text:style-name="T144"> Available at: </text:span><text:a xlink:type="simple" xlink:href="https://ubuntu.com/security/vulnerability-management" text:style-name="Internet_20_link" text:visited-style-name="Visited_20_Internet_20_Link"><text:span text:style-name="T144">https://ubuntu.com/security/vulnerability-management</text:span></text:a><text:span text:style-name="T144"> (Accessed: 6 May 2026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02:21:23.391885070</dc:date>
    <meta:editing-duration>PT12H33M44S</meta:editing-duration>
    <meta:editing-cycles>306</meta:editing-cycles>
    <meta:document-statistic meta:table-count="0" meta:image-count="0" meta:object-count="0" meta:page-count="6" meta:paragraph-count="70" meta:word-count="1973" meta:character-count="13568" meta:non-whitespace-character-count="11659"/>
  </office:meta>
</office:document-meta>
</file>